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lavičkaVOP" style:master-page-name="MPF0" style:family="paragraph">
      <style:paragraph-properties>
        <style:tab-stops/>
      </style:paragraph-properties>
    </style:style>
    <style:style style:name="T4" style:parent-style-name="Standardnípísmoodstavce" style:family="text">
      <style:text-properties fo:font-weight="bold" style:font-weight-asian="bold"/>
    </style:style>
    <style:style style:name="T5" style:parent-style-name="Standardnípísmoodstavce" style:family="text">
      <style:text-properties fo:font-weight="bold" style:font-weight-asian="bold"/>
    </style:style>
    <style:style style:name="T6" style:parent-style-name="Silné" style:family="text">
      <style:text-properties fo:font-weight="normal" style:font-weight-asian="normal"/>
    </style:style>
    <style:style style:name="T7" style:parent-style-name="Silné" style:family="text">
      <style:text-properties fo:font-weight="normal" style:font-weight-asian="normal"/>
    </style:style>
    <style:style style:name="T8" style:parent-style-name="Silné" style:family="text">
      <style:text-properties fo:font-weight="normal" style:font-weight-asian="normal"/>
    </style:style>
    <style:style style:name="T9" style:parent-style-name="Silné" style:family="text">
      <style:text-properties fo:font-weight="normal" style:font-weight-asian="normal"/>
    </style:style>
    <style:style style:name="T10" style:parent-style-name="Silné" style:family="text">
      <style:text-properties fo:font-weight="normal" style:font-weight-asian="normal"/>
    </style:style>
    <style:style style:name="T11" style:parent-style-name="Silné" style:family="text">
      <style:text-properties fo:font-weight="normal" style:font-weight-asian="normal"/>
    </style:style>
    <style:style style:name="T12" style:parent-style-name="Standardnípísmoodstavce" style:family="text">
      <style:text-properties fo:language="cs" fo:country="CZ"/>
    </style:style>
    <style:style style:name="T13" style:parent-style-name="Standardnípísmoodstavce" style:family="text">
      <style:text-properties fo:language="cs" fo:country="CZ"/>
    </style:style>
    <style:style style:name="T14" style:parent-style-name="Standardnípísmoodstavce" style:family="text">
      <style:text-properties fo:language="cs" fo:country="CZ"/>
    </style:style>
    <style:style style:name="T15" style:parent-style-name="Silné" style:family="text">
      <style:text-properties fo:font-weight="normal" style:font-weight-asian="normal"/>
    </style:style>
    <style:style style:name="T16" style:parent-style-name="Silné" style:family="text">
      <style:text-properties fo:font-weight="normal" style:font-weight-asian="normal"/>
    </style:style>
    <style:style style:name="T17" style:parent-style-name="Silné" style:family="text">
      <style:text-properties fo:font-weight="normal" style:font-weight-asian="normal"/>
    </style:style>
    <style:style style:name="T18" style:parent-style-name="Silné" style:family="text">
      <style:text-properties fo:font-weight="normal" style:font-weight-asian="normal"/>
    </style:style>
    <style:style style:name="T19" style:parent-style-name="Silné" style:family="text">
      <style:text-properties fo:font-weight="normal" style:font-weight-asian="normal"/>
    </style:style>
    <style:style style:name="T20" style:parent-style-name="Silné" style:family="text">
      <style:text-properties fo:font-weight="normal" style:font-weight-asian="normal"/>
    </style:style>
    <style:style style:name="T21" style:parent-style-name="Silné" style:family="text">
      <style:text-properties fo:font-weight="normal" style:font-weight-asian="normal"/>
    </style:style>
    <style:style style:name="T22" style:parent-style-name="Silné" style:family="text">
      <style:text-properties fo:font-weight="normal" style:font-weight-asian="normal"/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T27" style:parent-style-name="Silné" style:family="text">
      <style:text-properties fo:font-weight="normal" style:font-weight-asian="normal"/>
    </style:style>
    <style:style style:name="T28" style:parent-style-name="Silné" style:family="text">
      <style:text-properties fo:font-weight="normal" style:font-weight-asian="normal"/>
    </style:style>
    <style:style style:name="T29" style:parent-style-name="Silné" style:family="text">
      <style:text-properties fo:font-weight="normal" style:font-weight-asian="normal"/>
    </style:style>
    <style:style style:name="T30" style:parent-style-name="Silné" style:family="text">
      <style:text-properties fo:font-weight="normal" style:font-weight-asian="normal"/>
    </style:style>
    <style:style style:name="T31" style:parent-style-name="Silné" style:family="text">
      <style:text-properties fo:font-weight="normal" style:font-weight-asian="normal"/>
    </style:style>
    <style:style style:name="T32" style:parent-style-name="Silné" style:family="text">
      <style:text-properties fo:font-weight="normal" style:font-weight-asian="normal"/>
    </style:style>
    <style:style style:name="T33" style:parent-style-name="Silné" style:family="text">
      <style:text-properties fo:font-weight="normal" style:font-weight-asian="normal"/>
    </style:style>
    <style:style style:name="T34" style:parent-style-name="Silné" style:family="text">
      <style:text-properties fo:font-weight="normal" style:font-weight-asian="normal"/>
    </style:style>
    <style:style style:name="T35" style:parent-style-name="Silné" style:family="text">
      <style:text-properties fo:font-weight="normal" style:font-weight-asian="normal"/>
    </style:style>
    <style:style style:name="T36" style:parent-style-name="Silné" style:family="text">
      <style:text-properties fo:font-weight="normal" style:font-weight-asian="normal"/>
    </style:style>
    <style:style style:name="T37" style:parent-style-name="Silné" style:family="text">
      <style:text-properties fo:font-weight="normal" style:font-weight-asian="normal"/>
    </style:style>
    <style:style style:name="T38" style:parent-style-name="Silné" style:family="text">
      <style:text-properties fo:font-weight="normal" style:font-weight-asian="normal" style:font-weight-complex="normal"/>
    </style:style>
    <style:style style:name="T39" style:parent-style-name="Standardnípísmoodstavce" style:family="text">
      <style:text-properties fo:letter-spacing="0.0555in"/>
    </style:style>
    <style:style style:name="T40" style:parent-style-name="Standardnípísmoodstavce" style:family="text">
      <style:text-properties fo:letter-spacing="0.0555in"/>
    </style:style>
    <style:style style:name="T41" style:parent-style-name="Standardnípísmoodstavce" style:family="text">
      <style:text-properties fo:letter-spacing="0.0555in"/>
    </style:style>
    <style:style style:name="T42" style:parent-style-name="Standardnípísmoodstavce" style:family="text">
      <style:text-properties fo:letter-spacing="0.0138in"/>
    </style:style>
  </office:automatic-styles>
  <office:body>
    <office:text text:use-soft-page-breaks="true">
      <text:p text:style-name="P1">Veřejná ochránkyně práv</text:p>
      <text:p text:style-name="hlavičkaVOP2">Mgr. Anna Šabatová, Ph.D.</text:p>
      <text:p text:style-name="datumaznačka">V<text:s/>Brně dne<text:s/>25. září<text:s/>2014</text:p>
      <text:p text:style-name="datumaznačka">Sp. zn.:<text:s/>173/2013/DIS/EN</text:p>
      <text:p text:style-name="Základnítext">Vážená paní ředitelko,</text:p>
      <text:p text:style-name="Základnítextodsazený">v návaznosti na předcházející komunikaci (sdělený termín možného projednání změny školního řádu) Vás<text:s/><text:span text:style-name="T4">žádám, abyste mi do 7 dnů od doručení tohoto dopisu sdělila, zda jste<text:s/></text:span><text:span text:style-name="Silné">školské radě</text:span><text:span text:style-name="Silné"><text:s/></text:span><text:span text:style-name="Silné">předlož</text:span><text:span text:style-name="Silné">ila</text:span><text:span text:style-name="Silné"><text:s/>návrh nového znění školního řádu</text:span><text:span text:style-name="Silné">.</text:span><text:span text:style-name="T5"><text:s/></text:span><text:span text:style-name="T6">Neobdržím-li Vaši odpověď ve stanovené lhůtě, budu to považovat za nevyslyšení svého doporučení k odstranění diskriminačního jednání. Pokud jste navrhla změnu školního řádu, informujte mě prosím současně o jeho konečné podobě.</text:span></text:p>
      <text:p text:style-name="Základnítextodsazený">S ohledem na Vaše pochybnosti o rozsahu mých pravomocí dodávám<text:span text:style-name="T7">, že mi ustanovení</text:span><text:span text:style-name="T8"><text:s/>§ </text:span><text:span text:style-name="T9">21b zákona</text:span><text:span text:style-name="T10"><text:s/>o </text:span><text:span text:style-name="T11">veřejném ochránci práv</text:span><text:span text:style-name="Značkapozn.podčarou"><text:note text:note-class="footnote" text:id="_ftn0"><text:note-citation>1</text:note-citation><text:note-body><text:p text:style-name="Textpozn.podčarou"><text:s/><text:span text:style-name="T12">z</text:span><text:span text:style-name="T13">ákon č. 349/1999 Sb., o veřejném ochránci práv, ve znění pozdějších př</text:span><text:span text:style-name="T14">edpisů</text:span></text:p></text:note-body></text:note></text:span><text:span text:style-name="T15"><text:s/></text:span><text:span text:style-name="T16">ukládá povinnost</text:span><text:span text:style-name="T17"><text:s/></text:span><text:span text:style-name="T18">přispívat</text:span><text:span text:style-name="T19"><text:s/>k </text:span><text:span text:style-name="T20">prosazování práva</text:span><text:span text:style-name="T21"><text:s/>na </text:span><text:span text:style-name="T22">rovné zacházení</text:span><text:span text:style-name="T23"><text:s/>se všemi osobami bez ohledu</text:span><text:span text:style-name="T24"><text:s/>na </text:span><text:span text:style-name="T25">jejich rasu nebo etnický původ, národnost, pohlaví, sexuální orientaci, věk, zdravotní postižení, náboženské vyznání, víru nebo světový názor.</text:span><text:span text:style-name="T26"><text:s/>Za </text:span><text:span text:style-name="T27">tímto účelem zveřejňuji zprávy</text:span><text:span text:style-name="T28"><text:s/>a </text:span><text:span text:style-name="T29">vydávám doporučení</text:span><text:span text:style-name="T30"><text:s/>k </text:span><text:span text:style-name="T31">otázkám souvisejícím</text:span><text:span text:style-name="T32"><text:s/>s diskriminací na základě<text:s/></text:span><text:span text:style-name="T33">ustanovení</text:span><text:span text:style-name="T34"><text:s/>§ </text:span><text:span text:style-name="T35">21b odst. 1 písm. c) zákona</text:span><text:span text:style-name="T36"><text:s/>o veřejném ochránci práv</text:span><text:span text:style-name="T37">.</text:span></text:p>
      <text:p text:style-name="Základnítextodsazený"><text:span text:style-name="T38">K argumentaci, na níž jsem založila závěr o nepřímé diskriminaci, jste se ve lhůtě nevyjádřila. Na Vaše opožděné výhrady jsem reagovala dne 10. září 2014. Vaše opakovaná sdělení a úvahy bez relevantní argumentace nemohou zvrátit podložený závěr, že<text:s/></text:span>škola nemůže přijmout pravidlo, které je v rozporu s antidiskriminačním zákonem i školským zákonem.</text:p>
      <text:p text:style-name="Základnítextodsazený">S pozdravem</text:p>
      <text:p text:style-name="podpis">Mgr. Anna<text:s/><text:span text:style-name="T39">Š</text:span><text:span text:style-name="T40">a</text:span><text:span text:style-name="T41">batov</text:span><text:span text:style-name="T42">á</text:span>,<text:s/>Ph.D.,<text:s/>v.<text:s/>r.</text:p>
      <text:p text:style-name="podpis">(dopis je opatřen elektronickým podpisem)</text:p>
      <text:p text:style-name="Normální">Vážená paní</text:p>
      <text:p text:style-name="Normální">PhDr. Ivanka Kohoutová, Ph.D.</text:p>
      <text:p text:style-name="Normální">ředitelka školy</text:p>
      <text:p text:style-name="Normální">Střední zdravotnická škola</text:p>
      <text:p text:style-name="Normální">Ruská 2200/91</text:p>
      <text:p text:style-name="Normální">100 00 Praha<text:s/>10</text:p>
      <text:p text:style-name="Normální"/>
      <text:p text:style-name="Normální">prostřednictvím zmocněnce</text:p>
      <text:p text:style-name="Normální"/>
      <text:p text:style-name="Normální">Vážený pan</text:p>
      <text:p text:style-name="Normální">JUDr. PhDr. Oldřich Choděra</text:p>
      <text:p text:style-name="Normální">Advokátní kancelář</text:p>
      <text:p text:style-name="Normální">Jugoslávská 12</text:p>
      <text:p text:style-name="Normální">120 00 Praha 2 - Vinohrady</text:p>
      <text:p text:style-name="kontakt"/>
      <text:p text:style-name="kontakt"/>
      <text:p text:style-name="kontakt">Údolní 39</text:p>
      <text:p text:style-name="kontakt">602 00 Brno</text:p>
      <text:p text:style-name="kontakt">tel: (+420) 542<text:s/>542<text:s/>888, fax: (+420) 542<text:s/>542<text:s/>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>
      <style:paragraph-properties style:text-autospace="none" fo:margin-left="4.5284in">
        <style:tab-stops/>
      </style:paragraph-properties>
      <style:text-properties fo:hyphenate="false"/>
    </style:style>
    <style:style style:name="hlavičkaVOP" style:display-name="hlavička VOP" style:family="paragraph" style:parent-style-name="Normální" style:next-style-name="hlavičkaVOP2">
      <style:paragraph-properties fo:margin-right="3.6402in">
        <style:tab-stops>
          <style:tab-stop style:type="left" style:position="2.7562in"/>
          <style:tab-stop style:type="left" style:position="3.2486in"/>
        </style:tab-stops>
      </style:paragraph-properties>
      <style:text-properties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 fo:hyphenate="false"/>
    </style:style>
    <style:style style:name="hlavičkaVOP2" style:display-name="hlavička VOP 2" style:family="paragraph" style:parent-style-name="Normální" style:next-style-name="Normální">
      <style:paragraph-properties fo:margin-right="3.5423in"/>
      <style:text-properties style:font-name-complex="Arial" fo:font-style="italic" style:font-style-asian="italic" style:font-style-complex="italic" fo:font-size="16pt" style:font-size-asian="16pt" style:font-size-complex="16pt" fo:hyphenate="false"/>
    </style:style>
    <style:style style:name="hlavičkaZVOP" style:display-name="hlavička ZVOP" style:family="paragraph" style:parent-style-name="Normální" style:next-style-name="hlavičkaZVOP2">
      <style:paragraph-properties fo:margin-right="2.559in"/>
      <style:text-properties fo:font-weight="bold" style:font-weight-asian="bold" fo:font-style="italic" style:font-style-asian="italic" fo:font-size="16pt" style:font-size-asian="16pt" fo:hyphenate="false"/>
    </style:style>
    <style:style style:name="hlavičkaZVOP2" style:display-name="hlavička ZVOP 2" style:family="paragraph" style:parent-style-name="Normální" style:next-style-name="Normální">
      <style:paragraph-properties fo:text-align="center" fo:margin-right="2.6562in"/>
      <style:text-properties fo:font-style="italic" style:font-style-asian="italic" fo:font-size="16pt" style:font-size-asian="16pt" fo:hyphenate="false"/>
    </style:style>
    <style:style style:name="kontakt" style:display-name="kontakt" style:family="paragraph" style:parent-style-name="Normální">
      <style:paragraph-properties fo:text-align="center"/>
      <style:text-properties fo:font-size="9pt" style:font-size-asian="9pt" style:font-size-complex="10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8659in" fo:margin-bottom="0.4923in" fo:margin-right="0.86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Nehudková Eva Mgr.</meta:initial-creator>
    <dc:creator>Bádrová Pavlína Mgr.</dc:creator>
    <meta:creation-date>2017-05-12T08:09:00Z</meta:creation-date>
    <dc:date>2017-05-12T08:09:00Z</dc:date>
    <meta:print-date>2014-09-25T05:21:00Z</meta:print-date>
    <meta:template xlink:href="dopis-VOPaZVOP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3" meta:word-count="269" meta:character-count="1859" meta:row-count="13" meta:non-whitespace-character-count="1593"/>
  </office:meta>
</office:document-meta>
</file>